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end="Arrow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end="Arrow" draw:marker-end-width="0.06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="" draw:marker-end="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0000" draw:marker-start="" draw:marker-end="Arrow" draw:marker-end-width="0.0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="" draw:marker-end="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="" draw:marker-end="" draw:fill="none" draw:fill-color="#ffffff" fo:min-height="0.7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start="" draw:marker-end="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="" draw:marker-end="" draw:fill="none" draw:fill-color="#ffffff" draw:textarea-horizontal-align="left" draw:auto-grow-height="true" draw:auto-grow-width="true" fo:min-height="0.03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marker-start="" draw:marker-end="" draw:fill="none" draw:fill-color="#ffffff" fo:min-height="1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Liberation Sans'" style:font-style-name="Regular" style:font-family-generic="swiss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0.9cm" svg:x="3.9cm" svg:y="6.3cm">
          <text:p text:style-name="P1"><text:span text:style-name="T1">MY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7cm" svg:y="5.1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7cm" svg:y="6.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7cm" svg:y="7.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cm" svg:height="0.9cm" svg:x="9.6cm" svg:y="4cm">
          <text:p text:style-name="P1">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6cm" svg:height="0.6cm" svg:x="7cm" svg:y="6.4cm">
          <text:p><text:span text:style-name="T2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9cm" svg:y1="6.7cm" svg:x2="7cm" svg:y2="6.7cm">
          <text:p/>
        </draw:line>
        <draw:line draw:style-name="gr4" draw:text-style-name="P1" draw:layer="layout" svg:x1="6.6cm" svg:y1="6.7cm" svg:x2="6.6cm" svg:y2="4.5cm">
          <text:p/>
        </draw:line>
        <draw:line draw:style-name="gr4" draw:text-style-name="P1" draw:layer="layout" svg:x1="7.6cm" svg:y1="6.7cm" svg:x2="8.3cm" svg:y2="6.7cm">
          <text:p/>
        </draw:line>
        <draw:line draw:style-name="gr4" draw:text-style-name="P1" draw:layer="layout" svg:x1="8.3cm" svg:y1="7.8cm" svg:x2="8.3cm" svg:y2="6.7cm">
          <text:p/>
        </draw:line>
        <draw:line draw:style-name="gr4" draw:text-style-name="P1" draw:layer="layout" svg:x1="8.3cm" svg:y1="6.7cm" svg:x2="8.3cm" svg:y2="5.6cm">
          <text:p/>
        </draw:line>
        <draw:line draw:style-name="gr5" draw:text-style-name="P1" draw:layer="layout" svg:x1="8.3cm" svg:y1="6.7cm" svg:x2="8.6cm" svg:y2="6.7cm">
          <text:p/>
        </draw:line>
        <draw:line draw:style-name="gr5" draw:text-style-name="P1" draw:layer="layout" svg:x1="8.3cm" svg:y1="7.8cm" svg:x2="9.4cm" svg:y2="7.8cm">
          <text:p/>
        </draw:line>
        <draw:line draw:style-name="gr5" draw:text-style-name="P1" draw:layer="layout" svg:x1="8.3cm" svg:y1="5.6cm" svg:x2="10.7cm" svg:y2="5.6cm">
          <text:p/>
        </draw:line>
        <draw:line draw:style-name="gr5" draw:text-style-name="P1" draw:layer="layout" svg:x1="6.6cm" svg:y1="4.5cm" svg:x2="9.6cm" svg:y2="4.5cm">
          <text:p/>
        </draw:line>
        <draw:custom-shape draw:style-name="gr2" draw:text-style-name="P2" draw:layer="layout" svg:width="0.6cm" svg:height="0.6cm" svg:x="12.5cm" svg:y="6.4cm">
          <text:p><text:span text:style-name="T2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4cm" svg:y1="4.5cm" svg:x2="12.8cm" svg:y2="4.5cm">
          <text:p/>
        </draw:line>
        <draw:line draw:style-name="gr5" draw:text-style-name="P1" draw:layer="layout" svg:x1="12.8cm" svg:y1="4.5cm" svg:x2="12.8cm" svg:y2="6.4cm">
          <text:p/>
        </draw:line>
        <draw:line draw:style-name="gr5" draw:text-style-name="P1" draw:layer="layout" svg:x1="11.6cm" svg:y1="6.7cm" svg:x2="12.5cm" svg:y2="6.7cm">
          <text:p/>
        </draw:line>
        <draw:custom-shape draw:style-name="gr1" draw:text-style-name="P2" xml:id="id2" draw:id="id2" draw:layer="layout" svg:width="2cm" svg:height="1cm" svg:x="16.7cm" svg:y="6.2cm">
          <text:p text:style-name="P1"><text:span text:style-name="T1">Motor Driv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1cm" svg:y1="6.7cm" svg:x2="13.8cm" svg:y2="6.7cm">
          <text:p/>
        </draw:line>
        <draw:connector draw:style-name="gr6" draw:text-style-name="P1" draw:layer="layout" draw:line-skew="0.69cm" svg:x1="7.3cm" svg:y1="7cm" svg:x2="17.7cm" svg:y2="7.2cm" draw:start-shape="id1" draw:start-glue-point="8" draw:end-shape="id2" draw:end-glue-point="2" svg:d="m7300 7000v1400h10400v-1200" svg:viewBox="0 0 10401 1401">
          <text:p/>
        </draw:connector>
        <draw:line draw:style-name="gr5" draw:text-style-name="P1" draw:layer="layout" svg:x1="7.3cm" svg:y1="7.3cm" svg:x2="7.3cm" svg:y2="7cm">
          <text:p/>
        </draw:line>
        <draw:frame draw:style-name="gr7" draw:layer="layout" svg:width="1.6cm" svg:height="0.982cm" svg:x="7.2cm" svg:y="8.418cm">
          <draw:text-box>
            <text:p>pv</text:p>
          </draw:text-box>
        </draw:frame>
        <draw:frame draw:style-name="gr8" draw:text-style-name="P4" draw:layer="layout" svg:width="0.687cm" svg:height="0.589cm" svg:x="6.5cm" svg:y="6.211cm">
          <draw:text-box>
            <text:p><text:span text:style-name="T3">+</text:span></text:p>
          </draw:text-box>
        </draw:frame>
        <draw:frame draw:style-name="gr8" draw:text-style-name="P4" draw:layer="layout" svg:width="0.687cm" svg:height="0.589cm" svg:x="12.013cm" svg:y="6.3cm">
          <draw:text-box>
            <text:p><text:span text:style-name="T3">+</text:span></text:p>
          </draw:text-box>
        </draw:frame>
        <draw:frame draw:style-name="gr9" draw:text-style-name="P4" draw:layer="layout" svg:width="0.687cm" svg:height="0.589cm" svg:x="12.2cm" svg:y="5.9cm">
          <draw:text-box>
            <text:p><text:span text:style-name="T3">+</text:span></text:p>
          </draw:text-box>
        </draw:frame>
        <draw:frame draw:style-name="gr8" draw:text-style-name="P4" draw:layer="layout" svg:width="0.687cm" svg:height="0.589cm" svg:x="12.6cm" svg:y="5.911cm">
          <draw:text-box>
            <text:p><text:span text:style-name="T3">+</text:span></text:p>
          </draw:text-box>
        </draw:frame>
        <draw:frame draw:style-name="gr8" draw:text-style-name="P4" draw:layer="layout" svg:width="0.687cm" svg:height="0.589cm" svg:x="12.3cm" svg:y="6.811cm">
          <draw:text-box>
            <text:p><text:span text:style-name="T3">+</text:span></text:p>
          </draw:text-box>
        </draw:frame>
        <draw:frame draw:style-name="gr8" draw:text-style-name="P4" draw:layer="layout" svg:width="0.615cm" svg:height="0.589cm" svg:x="7.185cm" svg:y="6.911cm">
          <draw:text-box>
            <text:p><text:span text:style-name="T3">-</text:span></text:p>
          </draw:text-box>
        </draw:frame>
        <draw:frame draw:style-name="gr10" draw:layer="layout" svg:width="1.6cm" svg:height="1.27cm" svg:x="5.3cm" svg:y="5.13cm">
          <draw:text-box>
            <text:p text:style-name="P1">sp</text:p>
          </draw:text-box>
        </draw:frame>
        <draw:line draw:style-name="gr5" draw:text-style-name="P1" draw:layer="layout" svg:x1="11.6cm" svg:y1="5.7cm" svg:x2="12.6cm" svg:y2="6.5cm">
          <text:p/>
        </draw:line>
        <draw:line draw:style-name="gr5" draw:text-style-name="P1" draw:layer="layout" svg:x1="11.6cm" svg:y1="7.7cm" svg:x2="12.6cm" svg:y2="6.9cm">
          <text:p/>
        </draw:line>
        <draw:custom-shape draw:style-name="gr1" draw:text-style-name="P1" draw:layer="layout" svg:width="0.9cm" svg:height="0.9cm" svg:x="8.4cm" svg:y="6.2cm">
          <text:p text:style-name="P1"><text:span text:style-name="T4">∫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9cm" svg:height="0.9cm" svg:x="9.4cm" svg:y="7.3cm">
          <text:p text:style-name="P1"><text:span text:style-name="T5">∂</text:span><text:span text:style-name="T5">/∂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cm" svg:y1="6.7cm" svg:x2="9.5cm" svg:y2="6.7cm">
          <text:p/>
        </draw:line>
        <draw:line draw:style-name="gr5" draw:text-style-name="P1" draw:layer="layout" svg:x1="10.3cm" svg:y1="7.8cm" svg:x2="10.7cm" svg:y2="7.8cm">
          <text:p/>
        </draw:line>
        <draw:g>
          <draw:custom-shape draw:style-name="gr11" draw:text-style-name="P1" draw:layer="layout" svg:width="1.2cm" svg:height="1cm" svg:x="13.8cm" svg:y="6.2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14.233cm" svg:y1="7cm" svg:x2="14.566cm" svg:y2="6.4cm">
              <text:p/>
            </draw:line>
            <draw:line draw:style-name="gr12" draw:text-style-name="P1" draw:layer="layout" svg:x1="13.9cm" svg:y1="7cm" svg:x2="14.233cm" svg:y2="7cm">
              <text:p/>
            </draw:line>
            <draw:line draw:style-name="gr12" draw:text-style-name="P1" draw:layer="layout" svg:x1="14.567cm" svg:y1="6.4cm" svg:x2="14.9cm" svg:y2="6.4cm">
              <text:p/>
            </draw:line>
          </draw:g>
          <draw:line draw:style-name="gr5" draw:text-style-name="P1" draw:layer="layout" svg:x1="13.9cm" svg:y1="6.7cm" svg:x2="14.9cm" svg:y2="6.7cm">
            <text:p/>
          </draw:line>
          <draw:line draw:style-name="gr5" draw:text-style-name="P1" draw:layer="layout" svg:x1="14.4cm" svg:y1="7.1cm" svg:x2="14.4cm" svg:y2="6.3cm">
            <text:p/>
          </draw:line>
        </draw:g>
        <draw:line draw:style-name="gr5" draw:text-style-name="P1" draw:layer="layout" svg:x1="15cm" svg:y1="6.7cm" svg:x2="15.3cm" svg:y2="6.7cm">
          <text:p/>
        </draw:line>
        <draw:g>
          <draw:custom-shape draw:style-name="gr11" draw:text-style-name="P1" draw:layer="layout" svg:width="1cm" svg:height="0.9cm" svg:x="9.5cm" svg:y="6.2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9.861cm" svg:y1="6.92cm" svg:x2="10.139cm" svg:y2="6.38cm">
              <text:p/>
            </draw:line>
            <draw:line draw:style-name="gr12" draw:text-style-name="P1" draw:layer="layout" svg:x1="9.583cm" svg:y1="6.92cm" svg:x2="9.861cm" svg:y2="6.92cm">
              <text:p/>
            </draw:line>
            <draw:line draw:style-name="gr12" draw:text-style-name="P1" draw:layer="layout" svg:x1="10.139cm" svg:y1="6.38cm" svg:x2="10.417cm" svg:y2="6.38cm">
              <text:p/>
            </draw:line>
          </draw:g>
          <draw:line draw:style-name="gr5" draw:text-style-name="P1" draw:layer="layout" svg:x1="9.583cm" svg:y1="6.65cm" svg:x2="10.416cm" svg:y2="6.65cm">
            <text:p/>
          </draw:line>
          <draw:line draw:style-name="gr5" draw:text-style-name="P1" draw:layer="layout" svg:x1="10cm" svg:y1="7.01cm" svg:x2="10cm" svg:y2="6.29cm">
            <text:p/>
          </draw:line>
        </draw:g>
        <draw:g>
          <draw:custom-shape draw:style-name="gr11" draw:text-style-name="P1" draw:layer="layout" svg:width="1.2cm" svg:height="1cm" svg:x="13.79cm" svg:y="6.19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14.223cm" svg:y1="6.99cm" svg:x2="14.556cm" svg:y2="6.39cm">
              <text:p/>
            </draw:line>
            <draw:line draw:style-name="gr12" draw:text-style-name="P1" draw:layer="layout" svg:x1="13.89cm" svg:y1="6.99cm" svg:x2="14.223cm" svg:y2="6.99cm">
              <text:p/>
            </draw:line>
            <draw:line draw:style-name="gr12" draw:text-style-name="P1" draw:layer="layout" svg:x1="14.557cm" svg:y1="6.39cm" svg:x2="14.89cm" svg:y2="6.39cm">
              <text:p/>
            </draw:line>
          </draw:g>
          <draw:line draw:style-name="gr5" draw:text-style-name="P1" draw:layer="layout" svg:x1="13.89cm" svg:y1="6.69cm" svg:x2="14.89cm" svg:y2="6.69cm">
            <text:p/>
          </draw:line>
          <draw:line draw:style-name="gr5" draw:text-style-name="P1" draw:layer="layout" svg:x1="14.39cm" svg:y1="7.09cm" svg:x2="14.39cm" svg:y2="6.29cm">
            <text:p/>
          </draw:line>
        </draw:g>
        <draw:g>
          <draw:custom-shape draw:style-name="gr11" draw:text-style-name="P1" draw:layer="layout" svg:width="1.2cm" svg:height="1cm" svg:x="13.79cm" svg:y="6.19cm">
            <text:p/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14.223cm" svg:y1="6.99cm" svg:x2="14.556cm" svg:y2="6.39cm">
              <text:p/>
            </draw:line>
            <draw:line draw:style-name="gr12" draw:text-style-name="P1" draw:layer="layout" svg:x1="13.89cm" svg:y1="6.99cm" svg:x2="14.223cm" svg:y2="6.99cm">
              <text:p/>
            </draw:line>
            <draw:line draw:style-name="gr12" draw:text-style-name="P1" draw:layer="layout" svg:x1="14.557cm" svg:y1="6.39cm" svg:x2="14.89cm" svg:y2="6.39cm">
              <text:p/>
            </draw:line>
          </draw:g>
          <draw:line draw:style-name="gr5" draw:text-style-name="P1" draw:layer="layout" svg:x1="13.89cm" svg:y1="6.69cm" svg:x2="14.89cm" svg:y2="6.69cm">
            <text:p/>
          </draw:line>
          <draw:line draw:style-name="gr5" draw:text-style-name="P1" draw:layer="layout" svg:x1="14.39cm" svg:y1="7.09cm" svg:x2="14.39cm" svg:y2="6.29cm">
            <text:p/>
          </draw:line>
        </draw:g>
        <draw:line draw:style-name="gr5" draw:text-style-name="P1" draw:layer="layout" svg:x1="10.5cm" svg:y1="6.7cm" svg:x2="10.7cm" svg:y2="6.7cm">
          <text:p/>
        </draw:line>
        <draw:frame draw:style-name="gr13" draw:layer="layout" svg:width="3.779cm" svg:height="0.963cm" svg:x="5.816cm" svg:y="-9.773cm">
          <draw:text-box>
            <text:p>fig:codePID</text:p>
          </draw:text-box>
        </draw:frame>
        <draw:g>
          <draw:custom-shape draw:style-name="gr11" draw:text-style-name="P1" draw:layer="layout" svg:width="1.2cm" svg:height="1cm" svg:x="15.3cm" svg:y="6.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6.5cm" svg:y1="6.7cm" svg:x2="16.7cm" svg:y2="6.7cm">
          <text:p/>
        </draw:line>
        <draw:frame draw:style-name="gr14" draw:layer="layout" svg:width="1.14cm" svg:height="0.5cm" svg:x="15.36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Bremner</meta:initial-creator>
    <meta:creation-date>2013-08-30T15:36:01</meta:creation-date>
    <dc:date>2013-10-19T12:57:04</dc:date>
    <dc:creator>Alexander Lenz</dc:creator>
    <meta:editing-duration>PT2H32M5S</meta:editing-duration>
    <meta:editing-cycles>8</meta:editing-cycles>
    <meta:generator>LibreOffice/3.5$Linux_x86 LibreOffice_project/350m1$Build-2</meta:generator>
    <meta:document-statistic meta:object-count="76"/>
  </office:meta>
</office:document-meta>
</file>

<file path=Object 1/content.xml><?xml version="1.0" encoding="utf-8"?>
<math xmlns="http://www.w3.org/1998/Math/MathML">
  <semantics>
    <mrow>
      <mrow>
        <mfrac>
          <mrow>
            <mn>1</mn>
          </mrow>
          <mrow>
            <mn>4000</mn>
          </mrow>
        </mfrac>
        <mo stretchy="false">×</mo>
        <mn>24V</mn>
      </mrow>
    </mrow>
    <annotation encoding="StarMath 5.0">{1} over {4000} times 24V</annotation>
  </semantics>
</math>
</file>